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fo:font-size="14pt" style:font-size-asian="14pt" style:font-size-complex="14pt"/>
    </style:style>
    <style:style style:name="P2" style:parent-style-name="Standard" style:list-style-name="LFO1" style:family="paragraph"/>
    <style:style style:name="P3" style:parent-style-name="Standard" style:list-style-name="LFO1" style:family="paragraph"/>
    <style:style style:name="P4" style:parent-style-name="Standard" style:list-style-name="LFO1" style:family="paragraph"/>
    <style:style style:name="P5" style:parent-style-name="Standard" style:list-style-name="LFO2" style:family="paragraph"/>
    <style:style style:name="P6" style:parent-style-name="Standard" style:list-style-name="LFO2" style:family="paragraph"/>
    <style:style style:name="P7" style:parent-style-name="Standard" style:list-style-name="LFO2" style:family="paragraph"/>
    <style:style style:name="P8" style:parent-style-name="Standard" style:list-style-name="LFO3" style:family="paragraph"/>
    <style:style style:name="P9" style:parent-style-name="Standard" style:list-style-name="LFO3" style:family="paragraph"/>
    <style:style style:name="P10" style:parent-style-name="Standard" style:list-style-name="LFO3" style:family="paragraph"/>
    <style:style style:name="P11" style:parent-style-name="Standard" style:list-style-name="LFO3" style:family="paragraph"/>
    <style:style style:name="P12" style:parent-style-name="Standard" style:family="paragraph">
      <style:paragraph-properties fo:margin-left="0.5in">
        <style:tab-stops/>
      </style:paragraph-properties>
    </style:style>
  </office:automatic-styles>
  <office:body>
    <office:text text:use-soft-page-breaks="true">
      <text:p text:style-name="P1">Meeting Notes</text:p>
      <text:p text:style-name="Standard"/>
      <text:p text:style-name="Standard">Date of meeting: 21/03/2020</text:p>
      <text:p text:style-name="Standard">Members present: Jarrad(absent), Spencer, Nabil, James, George</text:p>
      <text:p text:style-name="Standard">Length of meeting: 1hrs</text:p>
      <text:p text:style-name="Standard"/>
      <text:p text:style-name="Standard"/>
      <text:p text:style-name="Standard">What was done last session?:</text:p>
      <text:list text:style-name="LFO1" text:continue-numbering="true">
        <text:list-item>
          <text:p text:style-name="P2">Spencer improved the Audio</text:p>
        </text:list-item>
      </text:list>
      <text:p text:style-name="Standard"/>
      <text:p text:style-name="Standard">What wasn’t done last session?:</text:p>
      <text:list text:style-name="LFO1" text:continue-numbering="true">
        <text:list-item>
          <text:p text:style-name="P3">Nabil did not<text:s/>fully implement the model loader</text:p>
        </text:list-item>
        <text:list-item>
          <text:p text:style-name="P4">James did not implement the physics system</text:p>
        </text:list-item>
      </text:list>
      <text:p text:style-name="Standard"/>
      <text:p text:style-name="Standard">What did we discuss this session?:</text:p>
      <text:list text:style-name="LFO2" text:continue-numbering="true">
        <text:list-item>
          <text:p text:style-name="P5">Very little was discussed due to the short nature of the gap between today and our last meeting. Mostly the topic of conversation was checking in to see if people needed mentoring.</text:p>
        </text:list-item>
        <text:list-item>
          <text:p text:style-name="P6">The view port issue we have been having will be fixed later on in the project once the graphics and physics have been implemented fully.</text:p>
        </text:list-item>
        <text:list-item>
          <text:p text:style-name="P7">Spencer wasn’t sure on the logistics of converting the audio from a layer to a system, but knows now what to do.</text:p>
        </text:list-item>
      </text:list>
      <text:p text:style-name="Standard">What are we going to do this session?:</text:p>
      <text:list text:style-name="LFO3" text:continue-numbering="true">
        <text:list-item>
          <text:p text:style-name="P8">Spencer will link image buttons to functions</text:p>
        </text:list-item>
        <text:list-item>
          <text:p text:style-name="P9">Nabil will fully implement the model loader</text:p>
        </text:list-item>
        <text:list-item>
          <text:p text:style-name="P10">James will fully implement the Physics system</text:p>
        </text:list-item>
        <text:list-item>
          <text:p text:style-name="P11">Spencer will convert audio layer to a system</text:p>
        </text:list-item>
      </text:list>
      <text:p text:style-name="P12"/>
      <text:p text:style-name="Standard">Date of next meeting:<text:s/>25/03/2020</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pencer Deane</meta:initial-creator>
    <dc:creator>sd</dc:creator>
    <meta:creation-date>2020-03-29T19:19:00Z</meta:creation-date>
    <dc:date>2020-03-29T19:22:00Z</dc:date>
    <meta:template xlink:href="Normal" xlink:type="simple"/>
    <meta:editing-cycles>5</meta:editing-cycles>
    <meta:editing-duration>PT240S</meta:editing-duration>
    <meta:document-statistic meta:page-count="1" meta:paragraph-count="2" meta:word-count="153" meta:character-count="1029" meta:row-count="7" meta:non-whitespace-character-count="878"/>
  </office:meta>
</office:document-meta>
</file>